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2eff57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aebed0" officeooo:paragraph-rsid="00aebed0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aebed0" officeooo:paragraph-rsid="00b009f8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b285cb" officeooo:paragraph-rsid="00b285cb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aebed0" officeooo:paragraph-rsid="00aebed0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b285cb" officeooo:paragraph-rsid="00b285c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officeooo:rsid="0065dc79" officeooo:paragraph-rsid="00b009f8"/>
    </style:style>
    <style:style style:name="P9" style:family="paragraph" style:parent-style-name="APCS_20_Lesson_20_header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aebed0" officeooo:paragraph-rsid="00aebed0" style:font-size-asian="12pt" style:font-weight-asian="bold" style:font-size-complex="12pt" style:font-weight-complex="bold"/>
    </style:style>
    <style:style style:name="T1" style:family="text">
      <style:text-properties officeooo:rsid="0013549c"/>
    </style:style>
    <style:style style:name="T2" style:family="text">
      <style:text-properties officeooo:rsid="00002c7a"/>
    </style:style>
    <style:style style:name="T3" style:family="text">
      <style:text-properties officeooo:rsid="0033ae67"/>
    </style:style>
    <style:style style:name="T4" style:family="text">
      <style:text-properties officeooo:rsid="00b009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<text:span text:style-name="T3">Final Project Title</text:span></text:p>
      <text:p text:style-name="P4"/>
      <text:p text:style-name="P7">Project Team Members</text:p>
      <text:p text:style-name="P5">Name of team member 1</text:p>
      <text:p text:style-name="P5">Name of team member 2</text:p>
      <text:p text:style-name="P5">Name of team member 3</text:p>
      <text:p text:style-name="P5"/>
      <text:p text:style-name="P6">Project Summary</text:p>
      <text:p text:style-name="P2">Briefly summarize your what your project is about.</text:p>
      <text:p text:style-name="P2"/>
      <text:p text:style-name="P6">Goals and Objectives</text:p>
      <text:p text:style-name="P2">Briefly identify your project's main goals and objectives.</text:p>
      <text:p text:style-name="P2"/>
      <text:p text:style-name="P6">GPIO</text:p>
      <text:p text:style-name="P2">Briefly discuss how you plan to incorporate GPIO, an external circuit, and any other external components.</text:p>
      <text:p text:style-name="P2"/>
      <text:p text:style-name="P6">GUI</text:p>
      <text:p text:style-name="P2">Briefly discuss how you plan to integrate an intuitive GUI that will be rendered on the LCD touchscreen. <text:s/>Feel free to provide a mock-up.</text:p>
      <text:p text:style-name="P2"/>
      <text:p text:style-name="P6">Github Repository</text:p>
      <text:p text:style-name="P2">This project's Github repository is located at: &lt;insert URL here&gt;</text:p>
      <text:p text:style-name="P2"/>
      <text:p text:style-name="P6">Gantt Chart</text:p>
      <text:p text:style-name="P3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<text:span text:style-name="T4">Feel free to briefly discuss the schedul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loext:contextual-spacing="false" fo:line-height="100%" fo:orphans="2" fo:widows="2" style:page-number="auto" style:shadow="none" style:writing-mode="lr-tb">
        <style:tab-stops/>
      </style:paragraph-properties>
      <style:text-properties style:use-window-font-color="true" style:font-name="Times New Roman1" fo:font-family="'Times New Roman'" style:font-style-name="Regular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1pt" style:font-name-complex="Vrinda" style:font-family-complex="Vrinda, Gadugi" style:font-family-generic-complex="swiss" style:font-pitch-complex="variable" style:font-size-complex="14pt" style:language-complex="bn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APCS_20_Definition" style:display-name="APCS Definition" style:family="paragraph" style:parent-style-name="Standard" style:class="text">
      <loext:graphic-properties draw:fill="solid" draw:fill-color="#ffff99" draw:opacity="100%"/>
      <style:paragraph-properties fo:line-height="100%" fo:background-color="#ffff99" fo:padding="0.0201in" fo:border="0.06pt solid #000000" style:shadow="none" style:writing-mode="lr-tb"/>
    </style:style>
    <style:style style:name="APCS_20_Activity" style:display-name="APCS Activity" style:family="paragraph" style:parent-style-name="Standard" style:class="text">
      <loext:graphic-properties draw:fill="solid" draw:fill-color="#99ff99" draw:opacity="100%"/>
      <style:paragraph-properties fo:margin-left="0in" fo:margin-right="0in" fo:margin-top="0in" fo:margin-bottom="0in" loext:contextual-spacing="false" fo:line-height="100%" fo:text-indent="0in" style:auto-text-indent="false" fo:background-color="#99ff99" fo:padding="0.0201in" fo:border="0.06pt solid #000000" style:shadow="none" style:writing-mode="lr-tb" style:join-border="true">
        <style:tab-stops/>
      </style:paragraph-properties>
    </style:style>
    <style:style style:name="APCS_20_Lesson_20_break" style:display-name="APCS Lesson break" style:family="paragraph" style:parent-style-name="Text_20_body" style:class="text">
      <style:paragraph-properties fo:margin-top="0in" fo:margin-bottom="0in" loext:contextual-spacing="false" fo:text-align="center" style:justify-single-word="false"/>
      <style:text-properties fo:color="#ff3333" fo:font-weight="bold" fo:background-color="#ffff00" style:font-weight-asian="bold" style:font-weight-complex="bold"/>
    </style:style>
    <style:style style:name="APCS_20_Did_20_you_20_know_3f_" style:display-name="APCS Did you know?" style:family="paragraph" style:parent-style-name="Standard" style:class="text">
      <loext:graphic-properties draw:fill="solid" draw:fill-color="#ff99ff" draw:opacity="100%"/>
      <style:paragraph-properties fo:margin-left="0in" fo:margin-right="0in" fo:margin-top="0in" fo:margin-bottom="0in" loext:contextual-spacing="false" fo:line-height="100%" fo:text-indent="0in" style:auto-text-indent="false" fo:background-color="#ff99ff" fo:padding="0.0201in" fo:border="0.06pt solid #000000" style:shadow="none" style:writing-mode="lr-tb">
        <style:tab-stops/>
      </style:paragraph-properties>
    </style:style>
    <style:style style:name="APCS_20_Homework" style:display-name="APCS Homework" style:family="paragraph" style:parent-style-name="Standard" style:class="text">
      <loext:graphic-properties draw:fill="solid" draw:fill-color="#00ccff" draw:opacity="100%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00ccff" fo:padding="0.0201in" fo:border="0.06pt solid #000000" style:shadow="none" style:writing-mode="lr-tb">
        <style:tab-stops/>
      </style:paragraph-properties>
    </style:style>
    <style:style style:name="APCS_20_To_20_the_20_teacher" style:display-name="APCS To the teacher" style:family="paragraph" style:parent-style-name="Standard" style:class="text">
      <loext:graphic-properties draw:fill="solid" draw:fill-color="#e6e6e6" draw:opacity="100%"/>
      <style:paragraph-properties fo:margin-left="0in" fo:margin-right="0in" fo:margin-top="0in" fo:margin-bottom="0in" loext:contextual-spacing="false" fo:line-height="100%" fo:text-indent="0in" style:auto-text-indent="false" fo:background-color="#e6e6e6" fo:padding="0.0201in" fo:border="0.06pt solid #000000" style:shadow="none" style:writing-mode="lr-tb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PCS_20_Note" style:display-name="APCS Note" style:family="paragraph" style:parent-style-name="Standard" style:class="text">
      <style:text-properties fo:color="#ff0000" fo:font-weight="bold" fo:background-color="#ffff00" style:font-weight-asian="bold" style:font-weight-complex="bold"/>
    </style:style>
    <style:style style:name="APCS_20_Code" style:display-name="APCS Code" style:family="paragraph" style:parent-style-name="Text_20_body" style:class="text">
      <style:paragraph-properties fo:margin-left="0in" fo:margin-right="0in" fo:margin-top="0in" fo:margin-bottom="0in" loext:contextual-spacing="false" fo:text-indent="0in" style:auto-text-indent="false" style:shadow="none"/>
      <style:text-properties style:font-name="Courier New" fo:font-family="'Courier New'" style:font-family-generic="modern" style:font-pitch="fixed" fo:font-size="11pt" style:font-size-asian="11pt" style:font-size-complex="11pt"/>
    </style:style>
    <style:style style:name="APCS_20_Activity_20_code" style:display-name="APCS Activity code" style:family="paragraph" style:parent-style-name="APCS_20_Activity" style:class="text"/>
    <style:style style:name="APCS_20_Activity_20_title" style:display-name="APCS Activity title" style:family="paragraph" style:parent-style-name="APCS_20_Activity" style:class="text">
      <style:text-properties fo:font-weight="bold" style:font-weight-asian="bold" style:font-weight-complex="bold"/>
    </style:style>
    <style:style style:name="APCS_20_Did_20_you_20_know_3f__20_title" style:display-name="APCS Did you know? title" style:family="paragraph" style:parent-style-name="APCS_20_Did_20_you_20_know_3f_" style:class="text">
      <style:text-properties fo:font-weight="bold" style:font-weight-asian="bold" style:font-weight-complex="bold"/>
    </style:style>
    <style:style style:name="APCS_20_Homework_20_title" style:display-name="APCS Homework title" style:family="paragraph" style:parent-style-name="APCS_20_Homework" style:class="text">
      <style:text-properties fo:font-weight="bold" style:font-weight-asian="bold" style:font-weight-complex="bold"/>
    </style:style>
    <style:style style:name="APCS_20_To_20_the_20_teacher_20_title" style:display-name="APCS To the teacher title" style:family="paragraph" style:parent-style-name="APCS_20_To_20_the_20_teacher" style:class="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N_5f_CallOut" style:display-name="MN_CallOut" style:family="paragraph" style:parent-style-name="Heading_20_4" style:class="text" style:master-page-name="">
      <loext:graphic-properties draw:fill="solid" draw:fill-color="#ff99ff" draw:opacity="100%"/>
      <style:paragraph-properties fo:margin-top="0in" fo:margin-bottom="0in" loext:contextual-spacing="false" style:page-number="auto" fo:background-color="#ff99ff" fo:padding="0.0201in" fo:border="0.06pt solid #000000" style:shadow="none">
        <style:tab-stops/>
      </style:paragraph-properties>
      <style:text-properties fo:font-size="12pt" fo:font-weight="normal"/>
    </style:style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5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eff57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Irteza Khan</meta:initial-creator>
    <meta:creation-date>2015-08-23T19:45:00</meta:creation-date>
    <dc:date>2018-06-21T10:29:49.672000000</dc:date>
    <meta:editing-cycles>249</meta:editing-cycles>
    <meta:editing-duration>P2171DT21H14M58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18" meta:word-count="157" meta:character-count="936" meta:non-whitespace-character-count="791"/>
  </office:meta>
</office:document-meta>
</file>